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Binder-vaate</text:p>
      <text:p text:style-name="Normaali"/>
      <text:p text:style-name="Normaali">27 joulu 2014</text:p>
      <text:p text:style-name="Normaali"/>
      <text:p text:style-name="Normaali">Olen lukenut englanninkielisiltä nettisivuilta binder nimisestä liivivaatteesta (en tiedä millä nimellä kutsutaan suomeksi), jonka tarkoitus on saada rinnat näyttämään pienemmiltä esim. kun nainen pukeutuu miehen vaatteisiin. Millä nimellä tämä vaate tunnetaan Suomessa ja mistä sellaisen voi ostaa (jos mistään)?</text:p>
      <text:p text:style-name="P3"/>
      <text:p text:style-name="Normaali">[Nimimerkki poistettu]</text:p>
      <text:p text:style-name="Normaali"/>
      <text:p text:style-name="Normaali"/>
      <text:p text:style-name="P4">Vastaus</text:p>
      <text:p text:style-name="Normaali"/>
      <text:p text:style-name="Normaali">Hei<text:s/><text:line-break/><text:line-break/>Osoitteesta http://sukupuolikuu.foorumini.com/t24-nettikauppoja-ja-varusteita löytyy luettelo nettikaupoista joista bindereitä voi tilata. Niille ei taida olla vielä vakiintunutta suomenkielistä vastinetta. Esim. sivustolla http://www.t-kingdom.com/ löytyy esittely kolmesta eri mallist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9:00Z</meta:creation-date>
    <dc:date>2023-01-20T17:19:00Z</dc:date>
    <meta:template xlink:href="Normal.dotm" xlink:type="simple"/>
    <meta:editing-cycles>1</meta:editing-cycles>
    <meta:editing-duration>PT0S</meta:editing-duration>
    <meta:document-statistic meta:page-count="1" meta:paragraph-count="2" meta:word-count="113" meta:character-count="1027" meta:row-count="7" meta:non-whitespace-character-count="916"/>
  </office:meta>
</office:document-meta>
</file>